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Courier New" svg:font-family="'Courier New'" style:font-family-generic="modern"/>
    <style:font-face style:name="Ubuntu" svg:font-family="Ubuntu"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16.886cm" fo:margin-left="-0.203cm" table:align="left" style:writing-mode="lr-tb"/>
    </style:style>
    <style:style style:name="Table5.A" style:family="table-column">
      <style:table-column-properties style:column-width="11.252cm"/>
    </style:style>
    <style:style style:name="Table5.B" style:family="table-column">
      <style:table-column-properties style:column-width="5.634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D1" style:family="table-cell">
      <style:table-cell-properties style:vertical-align="top" fo:padding-left="0.191cm" fo:padding-right="0.191cm" fo:padding-top="0cm" fo:padding-bottom="0cm" fo:border="0.75pt solid #000000" style:writing-mode="lr-tb"/>
    </style:style>
    <style:style style:name="Table2" style:family="table">
      <style:table-properties style:width="16.909cm" fo:margin-left="-0.199cm" table:align="left" style:writing-mode="lr-tb"/>
    </style:style>
    <style:style style:name="Table2.A" style:family="table-column">
      <style:table-column-properties style:column-width="2.731cm"/>
    </style:style>
    <style:style style:name="Table2.B" style:family="table-column">
      <style:table-column-properties style:column-width="14.17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4" style:family="table-row">
      <style:table-row-properties style:min-row-height="0.427cm" fo:keep-together="auto"/>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tyle>
    <style:style style:name="P3" style:family="paragraph" style:parent-style-name="Standard">
      <style:text-properties style:font-name="Ubuntu"/>
    </style:style>
    <style:style style:name="P4" style:family="paragraph" style:parent-style-name="Standard">
      <style:text-properties style:font-name="Ubuntu" officeooo:paragraph-rsid="0003d878"/>
    </style:style>
    <style:style style:name="P5" style:family="paragraph" style:parent-style-name="Standard">
      <style:paragraph-properties fo:line-height="150%"/>
      <style:text-properties style:font-name="Ubuntu" fo:font-size="11pt" style:font-size-asian="11pt" style:font-size-complex="11pt"/>
    </style:style>
    <style:style style:name="P6" style:family="paragraph" style:parent-style-name="Standard">
      <style:paragraph-properties fo:line-height="150%" fo:text-align="justify" style:justify-single-word="false" style:text-autospace="none"/>
      <style:text-properties style:font-name="Ubuntu" fo:font-size="11pt" style:font-size-asian="11pt" style:font-size-complex="11pt"/>
    </style:style>
    <style:style style:name="P7" style:family="paragraph" style:parent-style-name="Standard">
      <style:paragraph-properties fo:line-height="150%"/>
      <style:text-properties style:font-name="Ubuntu" fo:font-size="11pt" officeooo:paragraph-rsid="0003d878" style:font-size-asian="11pt" style:font-size-complex="11pt"/>
    </style:style>
    <style:style style:name="P8" style:family="paragraph" style:parent-style-name="Standard">
      <style:paragraph-properties fo:line-height="150%"/>
      <style:text-properties style:font-name="Ubuntu" fo:font-size="11pt" officeooo:paragraph-rsid="0008dd68" style:font-size-asian="11pt" style:font-size-complex="11pt"/>
    </style:style>
    <style:style style:name="P9" style:family="paragraph" style:parent-style-name="Standard">
      <style:paragraph-properties fo:line-height="150%"/>
      <style:text-properties style:font-name="Ubuntu" fo:font-size="11pt" officeooo:paragraph-rsid="000db305" style:font-size-asian="11pt" style:font-size-complex="11pt"/>
    </style:style>
    <style:style style:name="P10" style:family="paragraph" style:parent-style-name="Standard">
      <style:paragraph-properties fo:line-height="150%"/>
      <style:text-properties style:font-name="Ubuntu" fo:font-size="11pt" officeooo:paragraph-rsid="0005a286" style:font-size-asian="11pt" style:font-name-complex="Times New Roman" style:font-size-complex="11pt"/>
    </style:style>
    <style:style style:name="P11" style:family="paragraph" style:parent-style-name="Standard">
      <style:paragraph-properties fo:line-height="150%"/>
      <style:text-properties style:font-name="Ubuntu" fo:font-size="11pt" fo:font-weight="normal" officeooo:rsid="0005a286" officeooo:paragraph-rsid="0005a286" style:font-size-asian="11pt" style:font-weight-asian="normal" style:font-name-complex="Times New Roman" style:font-size-complex="11pt" style:font-weight-complex="normal"/>
    </style:style>
    <style:style style:name="P12" style:family="paragraph" style:parent-style-name="Standard">
      <style:paragraph-properties fo:line-height="150%"/>
      <style:text-properties style:font-name="Ubuntu" fo:font-size="11pt" fo:font-weight="normal" officeooo:paragraph-rsid="000710ca" style:font-size-asian="11pt" style:font-weight-asian="normal" style:font-size-complex="11pt" style:font-weight-complex="normal"/>
    </style:style>
    <style:style style:name="P13" style:family="paragraph" style:parent-style-name="Standard">
      <style:paragraph-properties fo:line-height="150%"/>
      <style:text-properties style:font-name="Ubuntu" fo:font-size="11pt" fo:font-weight="normal" officeooo:paragraph-rsid="0008dd68" style:font-size-asian="11pt" style:font-weight-asian="normal" style:font-size-complex="11pt" style:font-weight-complex="normal"/>
    </style:style>
    <style:style style:name="P14" style:family="paragraph" style:parent-style-name="Standard">
      <style:paragraph-properties fo:line-height="150%"/>
      <style:text-properties style:font-name="Ubuntu" fo:font-size="11pt" fo:font-style="normal" officeooo:paragraph-rsid="000aabca" style:font-size-asian="11pt" style:font-style-asian="normal" style:font-size-complex="11pt" style:font-style-complex="normal"/>
    </style:style>
    <style:style style:name="P15" style:family="paragraph" style:parent-style-name="Standard">
      <style:paragraph-properties fo:line-height="150%"/>
      <style:text-properties style:font-name="Ubuntu" officeooo:paragraph-rsid="000710ca"/>
    </style:style>
    <style:style style:name="P16" style:family="paragraph" style:parent-style-name="Standard">
      <style:text-properties officeooo:paragraph-rsid="0003d878"/>
    </style:style>
    <style:style style:name="P17"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Ubuntu" fo:font-size="18pt" fo:font-weight="bold" officeooo:rsid="0000997b" officeooo:paragraph-rsid="0000997b" style:font-size-asian="18pt" style:font-weight-asian="bold" style:font-name-complex="Arial"/>
    </style:style>
    <style:style style:name="P1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P19" style:family="paragraph" style:parent-style-name="Header">
      <style:text-properties fo:font-size="12pt" style:font-size-asian="12pt"/>
    </style:style>
    <style:style style:name="P20" style:family="paragraph" style:parent-style-name="Contents_20_1">
      <style:paragraph-properties>
        <style:tab-stops>
          <style:tab-stop style:position="0.762cm"/>
          <style:tab-stop style:position="16.51cm" style:type="right"/>
        </style:tab-stops>
      </style:paragraph-properties>
    </style:style>
    <style:style style:name="P21" style:family="paragraph" style:parent-style-name="Contents_20_1">
      <style:paragraph-properties>
        <style:tab-stops>
          <style:tab-stop style:position="0.762cm"/>
          <style:tab-stop style:position="16.51cm" style:type="right"/>
        </style:tab-stops>
      </style:paragraph-properties>
      <style:text-properties style:font-name="Ubuntu"/>
    </style:style>
    <style:style style:name="P22" style:family="paragraph" style:parent-style-name="Contents_20_2">
      <style:paragraph-properties>
        <style:tab-stops>
          <style:tab-stop style:position="1.764cm"/>
          <style:tab-stop style:position="16.51cm" style:type="right"/>
        </style:tab-stops>
      </style:paragraph-properties>
    </style:style>
    <style:style style:name="P23" style:family="paragraph" style:parent-style-name="Contents_20_2">
      <style:paragraph-properties>
        <style:tab-stops>
          <style:tab-stop style:position="1.764cm"/>
          <style:tab-stop style:position="16.51cm" style:type="right"/>
        </style:tab-stops>
      </style:paragraph-properties>
      <style:text-properties style:font-name="Ubuntu"/>
    </style:style>
    <style:style style:name="P24" style:family="paragraph" style:parent-style-name="Contents_20_2">
      <style:paragraph-properties>
        <style:tab-stops>
          <style:tab-stop style:position="2.117cm"/>
          <style:tab-stop style:position="16.51cm" style:type="right"/>
        </style:tab-stops>
      </style:paragraph-properties>
      <style:text-properties style:font-name="Ubuntu"/>
    </style:style>
    <style:style style:name="P25"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style:font-name="Ubuntu" officeooo:paragraph-rsid="0003d878"/>
    </style:style>
    <style:style style:name="P26" style:family="paragraph" style:parent-style-name="Text_20_body">
      <style:paragraph-properties fo:line-height="150%"/>
      <style:text-properties style:font-name="Ubuntu" fo:font-size="11pt" style:font-size-asian="11pt" style:font-size-complex="11pt"/>
    </style:style>
    <style:style style:name="P27" style:family="paragraph" style:parent-style-name="Heading">
      <style:text-properties style:font-name="Ubuntu" style:font-name-asian="Arial"/>
    </style:style>
    <style:style style:name="P28" style:family="paragraph" style:parent-style-name="Heading">
      <style:text-properties style:font-name="Ubuntu" officeooo:paragraph-rsid="0003d878"/>
    </style:style>
    <style:style style:name="P29" style:family="paragraph" style:parent-style-name="Heading">
      <style:paragraph-properties fo:break-before="page"/>
      <style:text-properties style:font-name="Ubuntu"/>
    </style:style>
    <style:style style:name="P30" style:family="paragraph" style:parent-style-name="Contents_20_3">
      <style:text-properties style:font-name="Ubuntu"/>
    </style:style>
    <style:style style:name="P31" style:family="paragraph" style:parent-style-name="Tabletext">
      <style:text-properties style:font-name="Ubuntu"/>
    </style:style>
    <style:style style:name="P32" style:family="paragraph" style:parent-style-name="Tabletext">
      <style:paragraph-properties fo:text-align="center" style:justify-single-word="false"/>
      <style:text-properties style:font-name="Ubuntu" fo:font-weight="bold" style:font-weight-asian="bold"/>
    </style:style>
    <style:style style:name="P33" style:family="paragraph" style:parent-style-name="Tabletext">
      <style:text-properties style:font-name="Ubuntu" officeooo:paragraph-rsid="0000997b"/>
    </style:style>
    <style:style style:name="P34" style:family="paragraph" style:parent-style-name="Tabletext">
      <style:paragraph-properties fo:text-align="center" style:justify-single-word="false"/>
      <style:text-properties style:font-name="Ubuntu"/>
    </style:style>
    <style:style style:name="P35" style:family="paragraph" style:parent-style-name="Tabletext">
      <style:paragraph-properties fo:text-align="center" style:justify-single-word="false"/>
      <style:text-properties style:font-name="Ubuntu" officeooo:rsid="0000997b" officeooo:paragraph-rsid="0000997b"/>
    </style:style>
    <style:style style:name="P36" style:family="paragraph" style:parent-style-name="InfoBlue">
      <style:paragraph-properties fo:line-height="150%"/>
      <style:text-properties style:font-name="Ubuntu" fo:font-size="11pt" style:font-size-asian="11pt" style:font-size-complex="11pt"/>
    </style:style>
    <style:style style:name="P37" style:family="paragraph" style:parent-style-name="Text_20_body">
      <style:paragraph-properties fo:margin-left="0cm" fo:margin-right="0cm" fo:line-height="150%" fo:text-indent="0cm" style:auto-text-indent="false"/>
      <style:text-properties style:font-name="Ubuntu" fo:font-size="11pt" style:font-size-asian="11pt" style:font-size-complex="11pt"/>
    </style:style>
    <style:style style:name="P38" style:family="paragraph" style:parent-style-name="Standard">
      <style:paragraph-properties fo:margin-left="1.27cm" fo:margin-right="0cm" fo:line-height="150%" fo:text-indent="-1.27cm" style:auto-text-indent="false"/>
      <style:text-properties style:font-name="Ubuntu" fo:font-size="11pt" fo:font-weight="normal" officeooo:rsid="0008dd68" officeooo:paragraph-rsid="0008dd68" style:font-size-asian="11pt" style:font-weight-asian="normal" style:font-size-complex="11pt" style:font-weight-complex="normal"/>
    </style:style>
    <style:style style:name="P39" style:family="paragraph" style:parent-style-name="Standard">
      <style:paragraph-properties fo:margin-left="1.27cm" fo:margin-right="0cm" fo:line-height="150%" fo:text-indent="-1.27cm" style:auto-text-indent="false"/>
      <style:text-properties style:font-name="Ubuntu" fo:font-size="11pt" fo:font-weight="normal" officeooo:paragraph-rsid="0008dd68" style:font-size-asian="11pt" style:font-weight-asian="normal" style:font-size-complex="11pt" style:font-weight-complex="normal"/>
    </style:style>
    <style:style style:name="P40" style:family="paragraph" style:parent-style-name="Standard">
      <style:paragraph-properties fo:margin-left="1.27cm" fo:margin-right="0cm" fo:line-height="150%" fo:text-indent="-1.27cm" style:auto-text-indent="false"/>
      <style:text-properties style:font-name="Ubuntu" fo:font-size="11pt" officeooo:paragraph-rsid="0008dd68" style:font-size-asian="11pt" style:font-size-complex="11pt"/>
    </style:style>
    <style:style style:name="P41" style:family="paragraph" style:parent-style-name="Standard">
      <style:paragraph-properties fo:margin-left="1.27cm" fo:margin-right="0cm" fo:line-height="150%" fo:text-indent="-1.27cm" style:auto-text-indent="false"/>
      <style:text-properties style:font-name="Ubuntu" fo:font-size="11pt" fo:font-style="normal" fo:font-weight="normal" officeooo:paragraph-rsid="000aabca" style:font-size-asian="11pt" style:font-style-asian="normal" style:font-weight-asian="normal" style:font-size-complex="11pt" style:font-style-complex="normal" style:font-weight-complex="normal"/>
    </style:style>
    <style:style style:name="P42" style:family="paragraph" style:parent-style-name="Heading" style:master-page-name="Convert_20_1">
      <style:paragraph-properties style:page-number="auto"/>
      <style:text-properties style:font-name="Ubuntu" officeooo:paragraph-rsid="0003d878"/>
    </style:style>
    <style:style style:name="P43" style:family="paragraph" style:parent-style-name="Heading">
      <style:text-properties style:font-name="Ubuntu" fo:font-size="14pt" fo:background-color="transparent" style:font-size-asian="14pt" style:font-size-complex="22pt"/>
    </style:style>
    <style:style style:name="P44" style:family="paragraph" style:parent-style-name="Heading">
      <style:text-properties style:font-name="Ubuntu" fo:background-color="transparent"/>
    </style:style>
    <style:style style:name="P45" style:family="paragraph" style:parent-style-name="Heading">
      <style:text-properties style:font-name="Ubuntu" fo:font-size="22pt" style:font-size-asian="22pt" style:font-size-complex="22pt"/>
    </style:style>
    <style:style style:name="P46" style:family="paragraph" style:parent-style-name="Heading_20_1">
      <style:paragraph-properties fo:line-height="150%"/>
      <style:text-properties style:font-name="Ubuntu" fo:font-size="11pt" style:font-size-asian="11pt" style:font-size-complex="11pt"/>
    </style:style>
    <style:style style:name="P47" style:family="paragraph" style:parent-style-name="Heading_20_2">
      <style:paragraph-properties fo:line-height="150%"/>
      <style:text-properties style:font-name="Ubuntu" fo:font-size="11pt" style:font-size-asian="11pt" style:font-size-complex="11pt"/>
    </style:style>
    <style:style style:name="P48" style:family="paragraph" style:parent-style-name="Heading_20_2">
      <style:paragraph-properties fo:line-height="150%"/>
      <style:text-properties style:font-name="Ubuntu" fo:font-size="11pt" officeooo:paragraph-rsid="0003d878" style:font-size-asian="11pt" style:font-size-complex="11pt"/>
    </style:style>
    <style:style style:name="P49" style:family="paragraph" style:parent-style-name="Heading_20_2">
      <style:paragraph-properties fo:line-height="150%"/>
      <style:text-properties style:font-name="Ubuntu" fo:font-size="11pt" officeooo:paragraph-rsid="0008dd68" style:font-size-asian="11pt" style:font-size-complex="11pt"/>
    </style:style>
    <style:style style:name="P50" style:family="paragraph" style:parent-style-name="Heading_20_2">
      <style:paragraph-properties fo:line-height="150%"/>
      <style:text-properties style:font-name="Ubuntu" fo:font-size="11pt" officeooo:paragraph-rsid="000aabca" style:font-size-asian="11pt" style:font-size-complex="11pt"/>
    </style:style>
    <style:style style:name="P51" style:family="paragraph" style:parent-style-name="Heading_20_2" style:list-style-name="">
      <style:paragraph-properties fo:margin-left="0cm" fo:margin-right="0cm" fo:line-height="150%" fo:text-indent="0cm" style:auto-text-indent="false"/>
      <style:text-properties style:font-name="Ubuntu" fo:font-size="11pt" style:font-size-asian="11pt" style:font-size-complex="11pt"/>
    </style:style>
    <style:style style:name="P52" style:family="paragraph" style:parent-style-name="Heading_20_2">
      <style:paragraph-properties fo:margin-left="1.27cm" fo:margin-right="0cm" fo:line-height="150%" fo:text-indent="-1.27cm" style:auto-text-indent="false"/>
      <style:text-properties style:font-name="Ubuntu" fo:font-size="11pt" style:font-size-asian="11pt" style:font-size-complex="11pt"/>
    </style:style>
    <style:style style:name="P53" style:family="paragraph" style:parent-style-name="Heading_20_3">
      <style:paragraph-properties fo:line-height="150%"/>
      <style:text-properties style:font-name="Ubuntu" fo:font-size="11pt" fo:font-weight="bold" officeooo:rsid="0003d878" officeooo:paragraph-rsid="0003d878" style:font-size-asian="11pt" style:font-weight-asian="bold" style:font-size-complex="11pt"/>
    </style:style>
    <style:style style:name="P54" style:family="paragraph" style:parent-style-name="Heading_20_3">
      <style:paragraph-properties fo:line-height="150%"/>
      <style:text-properties style:font-name="Ubuntu" fo:font-size="11pt" fo:font-weight="bold" officeooo:rsid="0005a286" officeooo:paragraph-rsid="0005a286" style:font-size-asian="11pt" style:font-weight-asian="bold" style:font-size-complex="11pt"/>
    </style:style>
    <style:style style:name="P55" style:family="paragraph" style:parent-style-name="Heading_20_3">
      <style:paragraph-properties fo:line-height="150%"/>
      <style:text-properties style:font-name="Ubuntu" fo:font-size="11pt" fo:font-weight="bold" officeooo:rsid="0005a286" officeooo:paragraph-rsid="0005b706" style:font-size-asian="11pt" style:font-weight-asian="bold" style:font-size-complex="11pt"/>
    </style:style>
    <style:style style:name="P56" style:family="paragraph" style:parent-style-name="Heading_20_3">
      <style:paragraph-properties fo:line-height="150%"/>
      <style:text-properties style:font-name="Ubuntu" fo:font-size="11pt" officeooo:paragraph-rsid="0005a286" style:font-size-asian="11pt" style:font-size-complex="11pt"/>
    </style:style>
    <style:style style:name="P57" style:family="paragraph" style:parent-style-name="Heading_20_3">
      <style:paragraph-properties fo:line-height="150%"/>
      <style:text-properties style:font-name="Ubuntu" fo:font-size="11pt" officeooo:paragraph-rsid="0008dd68" style:font-size-asian="11pt" style:font-size-complex="11pt"/>
    </style:style>
    <style:style style:name="P58" style:family="paragraph" style:parent-style-name="Heading_20_3">
      <style:paragraph-properties fo:line-height="150%"/>
      <style:text-properties style:font-name="Ubuntu" fo:font-size="11pt" fo:font-style="normal" officeooo:paragraph-rsid="000aabca" style:font-size-asian="11pt" style:font-style-asian="normal" style:font-size-complex="11pt" style:font-style-complex="normal"/>
    </style:style>
    <style:style style:name="P59" style:family="paragraph" style:parent-style-name="Heading_20_3">
      <style:paragraph-properties fo:margin-left="1.27cm" fo:margin-right="0cm" fo:line-height="150%" fo:text-indent="-1.27cm" style:auto-text-indent="false"/>
      <style:text-properties style:font-name="Ubuntu" fo:font-size="11pt" fo:font-weight="bold" officeooo:paragraph-rsid="000710ca" style:font-size-asian="11pt" style:font-weight-asian="bold" style:font-size-complex="11pt"/>
    </style:style>
    <style:style style:name="P60" style:family="paragraph" style:parent-style-name="Heading_20_3">
      <style:paragraph-properties fo:margin-left="1.27cm" fo:margin-right="0cm" fo:line-height="150%" fo:text-indent="-1.27cm" style:auto-text-indent="false"/>
      <style:text-properties style:font-name="Ubuntu" fo:font-size="11pt" fo:font-weight="bold" officeooo:paragraph-rsid="0008dd68" style:font-size-asian="11pt" style:font-weight-asian="bold" style:font-size-complex="11pt"/>
    </style:style>
    <style:style style:name="P61" style:family="paragraph" style:parent-style-name="Heading_20_3">
      <style:paragraph-properties fo:margin-left="1.27cm" fo:margin-right="0cm" fo:line-height="150%" fo:text-indent="-1.27cm" style:auto-text-indent="false"/>
      <style:text-properties style:font-name="Ubuntu" fo:font-size="11pt" fo:font-weight="bold" officeooo:paragraph-rsid="000aabca" style:font-size-asian="11pt" style:font-weight-asian="bold" style:font-size-complex="11pt"/>
    </style:style>
    <style:style style:name="P62" style:family="paragraph" style:parent-style-name="Heading_20_4">
      <style:paragraph-properties fo:line-height="150%"/>
      <style:text-properties style:font-name="Ubuntu" fo:font-size="11pt" officeooo:paragraph-rsid="0003d878" style:font-size-asian="11pt" style:font-name-complex="Times New Roman" style:font-size-complex="11pt"/>
    </style:style>
    <style:style style:name="P63" style:family="paragraph" style:parent-style-name="Heading_20_4">
      <style:paragraph-properties fo:line-height="150%"/>
      <style:text-properties style:font-name="Ubuntu" fo:font-size="11pt" officeooo:paragraph-rsid="0005a286" style:font-size-asian="11pt" style:font-name-complex="Times New Roman" style:font-size-complex="11pt"/>
    </style:style>
    <style:style style:name="P64" style:family="paragraph" style:parent-style-name="Heading_20_4">
      <style:paragraph-properties fo:line-height="150%"/>
      <style:text-properties style:font-name="Ubuntu" fo:font-size="11pt" officeooo:paragraph-rsid="0005a286" style:font-size-asian="11pt" style:font-size-complex="11pt"/>
    </style:style>
    <style:style style:name="P65" style:family="paragraph" style:parent-style-name="Heading_20_4">
      <style:paragraph-properties fo:line-height="150%"/>
      <style:text-properties style:font-name="Ubuntu" fo:font-size="11pt" officeooo:paragraph-rsid="000710ca" style:font-size-asian="11pt" style:font-size-complex="11pt"/>
    </style:style>
    <style:style style:name="P66" style:family="paragraph" style:parent-style-name="Heading_20_4">
      <style:paragraph-properties fo:line-height="150%"/>
      <style:text-properties style:font-name="Ubuntu" fo:font-size="11pt" fo:font-weight="normal" officeooo:rsid="0005a286" officeooo:paragraph-rsid="0005a286" style:font-size-asian="11pt" style:font-weight-asian="normal" style:font-name-complex="Times New Roman" style:font-size-complex="11pt" style:font-weight-complex="normal"/>
    </style:style>
    <style:style style:name="P67" style:family="paragraph" style:parent-style-name="Heading_20_4">
      <style:paragraph-properties fo:line-height="150%"/>
      <style:text-properties style:font-name="Ubuntu" fo:font-size="11pt" fo:font-weight="normal" officeooo:rsid="0005a286" officeooo:paragraph-rsid="0005b706" style:font-size-asian="11pt" style:font-weight-asian="normal" style:font-name-complex="Times New Roman" style:font-size-complex="11pt" style:font-weight-complex="normal"/>
    </style:style>
    <style:style style:name="P68" style:family="paragraph" style:parent-style-name="Heading_20_4">
      <style:paragraph-properties fo:line-height="150%"/>
      <style:text-properties style:font-name="Ubuntu" fo:font-size="11pt" fo:font-weight="normal" officeooo:rsid="0005a286" officeooo:paragraph-rsid="0005b706" style:font-size-asian="11pt" style:font-weight-asian="normal" style:font-size-complex="11pt" style:font-weight-complex="normal"/>
    </style:style>
    <style:style style:name="P69" style:family="paragraph" style:parent-style-name="Heading_20_4">
      <style:paragraph-properties fo:line-height="150%"/>
      <style:text-properties style:font-name="Ubuntu" fo:font-size="11pt" fo:font-weight="normal" officeooo:rsid="0005a286" officeooo:paragraph-rsid="000710ca" style:font-size-asian="11pt" style:font-weight-asian="normal" style:font-size-complex="11pt" style:font-weight-complex="normal"/>
    </style:style>
    <style:style style:name="P70" style:family="paragraph" style:parent-style-name="Heading_20_4">
      <style:paragraph-properties fo:line-height="150%"/>
      <style:text-properties style:font-name="Ubuntu" fo:font-size="11pt" fo:font-weight="normal" officeooo:paragraph-rsid="000710ca" style:font-size-asian="11pt" style:font-weight-asian="normal" style:font-size-complex="11pt" style:font-weight-complex="normal"/>
    </style:style>
    <style:style style:name="P71" style:family="paragraph" style:parent-style-name="Heading_20_4">
      <style:paragraph-properties fo:line-height="150%"/>
      <style:text-properties style:font-name="Ubuntu" fo:font-size="11pt" fo:font-weight="normal" officeooo:paragraph-rsid="0008dd68" style:font-size-asian="11pt" style:font-weight-asian="normal" style:font-size-complex="11pt" style:font-weight-complex="normal"/>
    </style:style>
    <style:style style:name="P72" style:family="paragraph" style:parent-style-name="Heading_20_4">
      <style:paragraph-properties fo:line-height="150%"/>
      <style:text-properties style:font-name="Ubuntu" officeooo:paragraph-rsid="0005a286"/>
    </style:style>
    <style:style style:name="P73" style:family="paragraph" style:parent-style-name="Heading_20_4">
      <style:paragraph-properties fo:line-height="150%"/>
      <style:text-properties style:font-name="Ubuntu" officeooo:paragraph-rsid="000710ca"/>
    </style:style>
    <style:style style:name="P74" style:family="paragraph" style:parent-style-name="Heading_20_4">
      <style:paragraph-properties fo:line-height="150%"/>
      <style:text-properties officeooo:paragraph-rsid="000710ca"/>
    </style:style>
    <style:style style:name="P75" style:family="paragraph" style:parent-style-name="Heading_20_4">
      <style:paragraph-properties fo:line-height="150%"/>
      <style:text-properties officeooo:paragraph-rsid="0008dd68"/>
    </style:style>
    <style:style style:name="P76" style:family="paragraph" style:parent-style-name="Heading_20_4">
      <style:paragraph-properties fo:margin-left="1.27cm" fo:margin-right="0cm" fo:line-height="150%" fo:text-indent="-1.27cm" style:auto-text-indent="false"/>
      <style:text-properties style:font-name="Ubuntu" fo:font-size="11pt" fo:font-weight="normal" officeooo:rsid="0008dd68" officeooo:paragraph-rsid="0008dd68" style:font-size-asian="11pt" style:font-weight-asian="normal" style:font-size-complex="11pt" style:font-weight-complex="normal"/>
    </style:style>
    <style:style style:name="P77" style:family="paragraph" style:parent-style-name="Heading_20_4">
      <style:paragraph-properties fo:margin-left="1.27cm" fo:margin-right="0cm" fo:line-height="150%" fo:text-indent="-1.27cm" style:auto-text-indent="false"/>
      <style:text-properties style:font-name="Ubuntu" fo:font-size="11pt" fo:font-weight="normal" officeooo:paragraph-rsid="0008dd68" style:font-size-asian="11pt" style:font-weight-asian="normal" style:font-size-complex="11pt" style:font-weight-complex="normal"/>
    </style:style>
    <style:style style:name="P78" style:family="paragraph" style:parent-style-name="Heading_20_4">
      <style:paragraph-properties fo:margin-left="1.27cm" fo:margin-right="0cm" fo:line-height="150%" fo:text-indent="-1.27cm" style:auto-text-indent="false"/>
      <style:text-properties style:font-name="Ubuntu" fo:font-size="11pt" fo:font-weight="normal" officeooo:paragraph-rsid="000aabca" style:font-size-asian="11pt" style:font-weight-asian="normal" style:font-size-complex="11pt" style:font-weight-complex="normal"/>
    </style:style>
    <style:style style:name="P79" style:family="paragraph" style:parent-style-name="Heading_20_4">
      <style:paragraph-properties fo:margin-left="1.27cm" fo:margin-right="0cm" fo:line-height="150%" fo:text-indent="-1.27cm" style:auto-text-indent="false"/>
      <style:text-properties style:font-name="Ubuntu" fo:font-size="11pt" officeooo:paragraph-rsid="0008dd68" style:font-size-asian="11pt" style:font-size-complex="11pt"/>
    </style:style>
    <style:style style:name="P80" style:family="paragraph" style:parent-style-name="Heading_20_4">
      <style:paragraph-properties fo:margin-left="1.27cm" fo:margin-right="0cm" fo:line-height="150%" fo:text-indent="-1.27cm" style:auto-text-indent="false"/>
      <style:text-properties style:font-name="Ubuntu" fo:font-size="11pt" fo:font-style="normal" fo:font-weight="normal" officeooo:paragraph-rsid="000aabca" style:font-size-asian="11pt" style:font-style-asian="normal" style:font-weight-asian="normal" style:font-size-complex="11pt" style:font-style-complex="normal" style:font-weight-complex="normal"/>
    </style:style>
    <style:style style:name="P81" style:family="paragraph" style:parent-style-name="Standard" style:list-style-name="WW8Num6">
      <style:paragraph-properties fo:line-height="150%"/>
      <style:text-properties style:font-name="Ubuntu" fo:font-size="11pt" style:font-size-asian="11pt" style:font-size-complex="11pt"/>
    </style:style>
    <style:style style:name="P82" style:family="paragraph" style:parent-style-name="Standard">
      <style:paragraph-properties fo:text-align="center" style:justify-single-word="false"/>
      <style:text-properties style:font-name="Ubuntu" fo:font-size="14pt" fo:background-color="transparent" style:font-size-asian="14pt"/>
    </style:style>
    <style:style style:name="P83" style:family="paragraph" style:parent-style-name="Standard" style:master-page-name="Standard">
      <style:paragraph-properties fo:text-align="center" style:justify-single-word="false" style:page-number="auto" style:text-autospace="none"/>
      <style:text-properties style:font-name="Ubuntu" fo:font-size="22pt" fo:font-weight="bold" style:font-size-asian="22pt" style:font-weight-asian="bold" style:font-size-complex="22pt" style:font-weight-complex="bold"/>
    </style:style>
    <style:style style:name="P84" style:family="paragraph" style:parent-style-name="Text_20_body" style:list-style-name="WW8Num3">
      <style:paragraph-properties fo:line-height="150%"/>
      <style:text-properties style:font-name="Ubuntu" fo:font-size="11pt" style:font-size-asian="11pt" style:font-size-complex="11pt"/>
    </style:style>
    <style:style style:name="P85" style:family="paragraph" style:parent-style-name="Text_20_body">
      <style:text-properties fo:background-color="transparent"/>
    </style:style>
    <style:style style:name="T1" style:family="text">
      <style:text-properties officeooo:rsid="0000997b"/>
    </style:style>
    <style:style style:name="T2" style:family="text">
      <style:text-properties fo:font-size="22pt" style:font-size-asian="22pt" style:font-size-complex="22pt"/>
    </style:style>
    <style:style style:name="T3" style:family="text">
      <style:text-properties fo:font-size="22pt" officeooo:rsid="0000997b" style:font-size-asian="22pt" style:font-size-complex="22pt"/>
    </style:style>
    <style:style style:name="T4" style:family="text">
      <style:text-properties fo:language="none" fo:country="none" style:language-asian="none" style:country-asian="none"/>
    </style:style>
    <style:style style:name="T5" style:family="text">
      <style:text-properties fo:font-size="12pt" fo:language="none" fo:country="none" style:font-size-asian="12pt" style:language-asian="none" style:country-asian="none" style:font-size-complex="12pt"/>
    </style:style>
    <style:style style:name="T6" style:family="text">
      <style:text-properties style:font-name="Ubuntu"/>
    </style:style>
    <style:style style:name="T7" style:family="text">
      <style:text-properties style:font-name="Ubuntu" fo:language="none" fo:country="none" style:language-asian="none" style:country-asian="none"/>
    </style:style>
    <style:style style:name="T8" style:family="text">
      <style:text-properties style:font-name="Ubuntu" fo:font-size="12pt" fo:language="none" fo:country="none" style:font-size-asian="12pt" style:language-asian="none" style:country-asian="none" style:font-size-complex="12pt"/>
    </style:style>
    <style:style style:name="T9" style:family="text">
      <style:text-properties style:font-name="Ubuntu" fo:font-size="11pt" fo:font-weight="normal" style:font-size-asian="11pt" style:font-weight-asian="normal" style:font-size-complex="11pt" style:font-weight-complex="normal"/>
    </style:style>
    <style:style style:name="T10" style:family="text">
      <style:text-properties style:font-name="Ubuntu" fo:font-size="11pt" fo:font-weight="normal" officeooo:rsid="0008dd68" style:font-size-asian="11pt" style:font-weight-asian="normal" style:font-size-complex="11pt" style:font-weight-complex="normal"/>
    </style:style>
    <style:style style:name="T11" style:family="text">
      <style:text-properties style:font-name="Ubuntu" officeooo:rsid="000d414b"/>
    </style:style>
    <style:style style:name="T12" style:family="text">
      <style:text-properties style:font-name="Ubuntu" officeooo:rsid="0000997b"/>
    </style:style>
    <style:style style:name="T13" style:family="text">
      <style:text-properties fo:font-weight="bold" officeooo:rsid="0005a286" style:font-weight-asian="bold"/>
    </style:style>
    <style:style style:name="T14" style:family="text">
      <style:text-properties fo:font-weight="bold" officeooo:rsid="000b58c4" style:font-weight-asian="bold"/>
    </style:style>
    <style:style style:name="T15" style:family="text">
      <style:text-properties officeooo:rsid="000aabca"/>
    </style:style>
    <style:style style:name="T16" style:family="text">
      <style:text-properties officeooo:rsid="000b58c4"/>
    </style:style>
    <style:style style:name="T17" style:family="text">
      <style:text-properties officeooo:rsid="000d414b"/>
    </style:style>
    <style:style style:name="T18" style:family="text">
      <style:text-properties style:use-window-font-color="true" style:font-name="Ubuntu" fo:font-size="10pt" fo:language="en" fo:country="US" officeooo:rsid="000d414b" style:font-name-asian="Times New Roman" style:font-size-asian="10pt" style:font-name-complex="Times New Roman" style:font-size-complex="10pt" style:language-complex="ar" style:country-complex="SA"/>
    </style:style>
    <style:style style:name="T19"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Motor Part Shop Software</text:p>
      <text:p text:style-name="P45"><text:title>Software Requirements Specification</text:title></text:p>
      <text:p text:style-name="P44"><text:span text:style-name="T2">Version &lt;</text:span><text:span text:style-name="T3">1</text:span><text:span text:style-name="T2">.0&gt;</text:span></text:p>
      <text:p text:style-name="P43"/>
      <text:p text:style-name="P82"/>
      <text:p text:style-name="P85"/>
      <text:p text:style-name="P42"/>
      <table:table table:name="Table5" table:style-name="Table5">
        <table:table-column table:style-name="Table5.A"/>
        <table:table-column table:style-name="Table5.B"/>
        <table:table-row table:style-name="Table5.1">
          <table:table-cell table:style-name="Table5.A1" office:value-type="string">
            <text:p text:style-name="P4">Motor Part Shop Software</text:p>
          </table:table-cell>
          <table:table-cell table:style-name="Table5.B1" office:value-type="string">
            <text:p text:style-name="P25"><text:s text:c="2"/>Version: &lt;<text:span text:style-name="T1">1</text:span>.0&gt;</text:p>
          </table:table-cell>
        </table:table-row>
        <table:table-row table:style-name="Table5.1">
          <table:table-cell table:style-name="Table5.A1" office:value-type="string">
            <text:p text:style-name="P4"><text:title>Software Requirements Specification</text:title></text:p>
          </table:table-cell>
          <table:table-cell table:style-name="Table5.B1" office:value-type="string">
            <text:p text:style-name="P16"><text:span text:style-name="T6"><text:s text:c="2"/>Date: <text:s/>&lt;</text:span><text:span text:style-name="T18">14</text:span><text:span text:style-name="T12">/0</text:span><text:span text:style-name="T11">3</text:span><text:span text:style-name="T12">/2024</text:span><text:span text:style-name="T6">&gt;</text:span></text:p>
          </table:table-cell>
        </table:table-row>
      </table:table>
      <text:p text:style-name="P28"/>
      <text:p text:style-name="P28"/>
      <text:p text:style-name="P28">Revision History</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Date</text:p>
          </table:table-cell>
          <table:table-cell table:style-name="Table1.A1" office:value-type="string">
            <text:p text:style-name="P32">Version</text:p>
          </table:table-cell>
          <table:table-cell table:style-name="Table1.A1" office:value-type="string">
            <text:p text:style-name="P32">Description</text:p>
          </table:table-cell>
          <table:table-cell table:style-name="Table1.D1" office:value-type="string">
            <text:p text:style-name="P32">Author</text:p>
          </table:table-cell>
        </table:table-row>
        <table:table-row table:style-name="Table1.1">
          <table:table-cell table:style-name="Table1.A1" office:value-type="string">
            <text:p text:style-name="P33">&lt;<text:span text:style-name="T17">14</text:span><text:span text:style-name="T1">/0</text:span><text:span text:style-name="T17">3</text:span><text:span text:style-name="T1">/2024</text:span>&gt;</text:p>
          </table:table-cell>
          <table:table-cell table:style-name="Table1.A1" office:value-type="string">
            <text:p text:style-name="P31">&lt;1.0&gt;</text:p>
          </table:table-cell>
          <table:table-cell table:style-name="Table1.A1" office:value-type="string">
            <text:p text:style-name="P34">SRS 1.0</text:p>
          </table:table-cell>
          <table:table-cell table:style-name="Table1.D1" office:value-type="string">
            <text:p text:style-name="P35">Aaditya Sahu</text:p>
          </table:table-cell>
        </table:table-row>
      </table:table>
      <text:p text:style-name="P3"/>
      <text:p text:style-name="P29">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0"><text:span text:style-name="T7">1.</text:span><text:span text:style-name="T8"><text:tab/></text:span><text:span text:style-name="T7">Introduction<text:tab/></text:span><text:a xlink:type="simple" xlink:href="#__RefHeading___Toc164477523" text:style-name="Index_20_Link" text:visited-style-name="Index_20_Link"><text:span text:style-name="T7">5</text:span></text:a></text:p>
          <text:p text:style-name="P22"><text:span text:style-name="T7">1.1</text:span><text:span text:style-name="T8"><text:tab/></text:span><text:span text:style-name="T7">Purpose<text:tab/></text:span><text:a xlink:type="simple" xlink:href="#__RefHeading___Toc164477524" text:style-name="Index_20_Link" text:visited-style-name="Index_20_Link"><text:span text:style-name="T7">5</text:span></text:a></text:p>
          <text:p text:style-name="P22"><text:span text:style-name="T7">1.2</text:span><text:span text:style-name="T8"><text:tab/></text:span><text:span text:style-name="T7">Scope<text:tab/></text:span><text:a xlink:type="simple" xlink:href="#__RefHeading___Toc164477525" text:style-name="Index_20_Link" text:visited-style-name="Index_20_Link"><text:span text:style-name="T7">5</text:span></text:a></text:p>
          <text:p text:style-name="P22"><text:span text:style-name="T7">1.3</text:span><text:span text:style-name="T8"><text:tab/></text:span><text:span text:style-name="T7">Definitions, Acronyms, and Abbreviations<text:tab/></text:span><text:a xlink:type="simple" xlink:href="#__RefHeading___Toc164477526" text:style-name="Index_20_Link" text:visited-style-name="Index_20_Link"><text:span text:style-name="T7">6</text:span></text:a></text:p>
          <text:p text:style-name="P22"><text:span text:style-name="T7">1.4</text:span><text:span text:style-name="T8"><text:tab/></text:span><text:span text:style-name="T7">References<text:tab/></text:span><text:a xlink:type="simple" xlink:href="#__RefHeading___Toc164477527" text:style-name="Index_20_Link" text:visited-style-name="Index_20_Link"><text:span text:style-name="T7">6</text:span></text:a></text:p>
          <text:p text:style-name="P22"><text:span text:style-name="T7">1.5</text:span><text:span text:style-name="T8"><text:tab/></text:span><text:span text:style-name="T7">Overview<text:tab/></text:span><text:a xlink:type="simple" xlink:href="#__RefHeading___Toc164477528" text:style-name="Index_20_Link" text:visited-style-name="Index_20_Link"><text:span text:style-name="T7">6</text:span></text:a></text:p>
          <text:p text:style-name="P20"><text:span text:style-name="T7">2.</text:span><text:span text:style-name="T8"><text:tab/></text:span><text:span text:style-name="T7">Overall Description<text:tab/></text:span><text:a xlink:type="simple" xlink:href="#__RefHeading___Toc164477529" text:style-name="Index_20_Link" text:visited-style-name="Index_20_Link"><text:span text:style-name="T7">6</text:span></text:a></text:p>
          <text:p text:style-name="P20"><text:span text:style-name="T7">3.</text:span><text:span text:style-name="T8"><text:tab/></text:span><text:span text:style-name="T7">Specific Requirements<text:tab/></text:span><text:a xlink:type="simple" xlink:href="#__RefHeading___Toc164477530" text:style-name="Index_20_Link" text:visited-style-name="Index_20_Link"><text:span text:style-name="T7">7</text:span></text:a></text:p>
          <text:p text:style-name="P22"><text:span text:style-name="T7">3.1</text:span><text:span text:style-name="T8"><text:tab/></text:span><text:span text:style-name="T7">Functionality<text:tab/></text:span><text:a xlink:type="simple" xlink:href="#__RefHeading___Toc164477531" text:style-name="Index_20_Link" text:visited-style-name="Index_20_Link"><text:span text:style-name="T7">7</text:span></text:a></text:p>
          <text:p text:style-name="Contents_20_3"><text:span text:style-name="T7">3.1.1</text:span><text:span text:style-name="T8"><text:tab/></text:span><text:span text:style-name="T7">Sell Configured to Ordered Products.<text:tab/></text:span><text:a xlink:type="simple" xlink:href="#__RefHeading___Toc164477532" text:style-name="Index_20_Link" text:visited-style-name="Index_20_Link"><text:span text:style-name="T7">7</text:span></text:a></text:p>
          <text:p text:style-name="Contents_20_3"><text:span text:style-name="T7">3.1.2</text:span><text:span text:style-name="T8"><text:tab/></text:span><text:span text:style-name="T7">Provide comprehensive product details.<text:tab/></text:span><text:a xlink:type="simple" xlink:href="#__RefHeading___Toc164477533" text:style-name="Index_20_Link" text:visited-style-name="Index_20_Link"><text:span text:style-name="T7">7</text:span></text:a></text:p>
          <text:p text:style-name="Contents_20_3"><text:span text:style-name="T7">3.1.3</text:span><text:span text:style-name="T8"><text:tab/></text:span><text:span text:style-name="T7">Detailed product Categorizations<text:tab/></text:span><text:a xlink:type="simple" xlink:href="#__RefHeading___Toc164477534" text:style-name="Index_20_Link" text:visited-style-name="Index_20_Link"><text:span text:style-name="T7">7</text:span></text:a></text:p>
          <text:p text:style-name="Contents_20_3"><text:span text:style-name="T7">3.1.4</text:span><text:span text:style-name="T8"><text:tab/></text:span><text:span text:style-name="T7">Provide Search facility.<text:tab/></text:span><text:a xlink:type="simple" xlink:href="#__RefHeading___Toc164477535" text:style-name="Index_20_Link" text:visited-style-name="Index_20_Link"><text:span text:style-name="T7">7</text:span></text:a></text:p>
          <text:p text:style-name="Contents_20_3"><text:span text:style-name="T7">3.1.5</text:span><text:span text:style-name="T8"><text:tab/></text:span><text:span text:style-name="T7">Maintain customer profile.<text:tab/></text:span><text:a xlink:type="simple" xlink:href="#__RefHeading___Toc164477536" text:style-name="Index_20_Link" text:visited-style-name="Index_20_Link"><text:span text:style-name="T7">8</text:span></text:a></text:p>
          <text:p text:style-name="Contents_20_3"><text:span text:style-name="T7">3.1.6</text:span><text:span text:style-name="T8"><text:tab/></text:span><text:span text:style-name="T7">Provide personalized profile<text:tab/></text:span><text:a xlink:type="simple" xlink:href="#__RefHeading___Toc164477537" text:style-name="Index_20_Link" text:visited-style-name="Index_20_Link"><text:span text:style-name="T7">8</text:span></text:a></text:p>
          <text:p text:style-name="Contents_20_3"><text:span text:style-name="T7">3.1.7</text:span><text:span text:style-name="T8"><text:tab/></text:span><text:span text:style-name="T7">Provide Customer Support.<text:tab/></text:span><text:a xlink:type="simple" xlink:href="#__RefHeading___Toc164477539" text:style-name="Index_20_Link" text:visited-style-name="Index_20_Link"><text:span text:style-name="T7">8</text:span></text:a></text:p>
          <text:p text:style-name="Contents_20_3"><text:span text:style-name="T7">3.1.8</text:span><text:span text:style-name="T8"><text:tab/></text:span><text:span text:style-name="T7">Email confirmation.<text:tab/></text:span><text:a xlink:type="simple" xlink:href="#__RefHeading___Toc164477540" text:style-name="Index_20_Link" text:visited-style-name="Index_20_Link"><text:span text:style-name="T7">9</text:span></text:a></text:p>
          <text:p text:style-name="Contents_20_3"><text:span text:style-name="T7">3.1.9</text:span><text:span text:style-name="T8"><text:tab/></text:span><text:span text:style-name="T7">Detailed invoice for customer.<text:tab/></text:span><text:a xlink:type="simple" xlink:href="#__RefHeading___Toc164477541" text:style-name="Index_20_Link" text:visited-style-name="Index_20_Link"><text:span text:style-name="T7">9</text:span></text:a></text:p>
          <text:p text:style-name="Contents_20_3"><text:span text:style-name="T7">3.1.10</text:span><text:span text:style-name="T8"><text:tab/></text:span><text:span text:style-name="T7">Provide shopping cart facility.<text:tab/></text:span><text:a xlink:type="simple" xlink:href="#__RefHeading___Toc164477542" text:style-name="Index_20_Link" text:visited-style-name="Index_20_Link"><text:span text:style-name="T7">9</text:span></text:a></text:p>
          <text:p text:style-name="Contents_20_3"><text:span text:style-name="T7">3.1.11</text:span><text:span text:style-name="T8"><text:tab/></text:span><text:span text:style-name="T7">Provide multiple shipping methods.<text:tab/></text:span><text:a xlink:type="simple" xlink:href="#__RefHeading___Toc164477543" text:style-name="Index_20_Link" text:visited-style-name="Index_20_Link"><text:span text:style-name="T7">9</text:span></text:a></text:p>
          <text:p text:style-name="Contents_20_3"><text:span text:style-name="T7">3.1.12</text:span><text:span text:style-name="T8"><text:tab/></text:span><text:span text:style-name="T7">Online tracking of shipments<text:tab/></text:span><text:a xlink:type="simple" xlink:href="#__RefHeading___Toc164477544" text:style-name="Index_20_Link" text:visited-style-name="Index_20_Link"><text:span text:style-name="T7">9</text:span></text:a></text:p>
          <text:p text:style-name="P30"><text:span text:style-name="T4">3.1.13</text:span><text:span text:style-name="T5"><text:tab/></text:span><text:span text:style-name="T4">Provide online Tax Calculations<text:tab/>10</text:span></text:p>
          <text:p text:style-name="Contents_20_3"><text:span text:style-name="T7">3.1.14</text:span><text:span text:style-name="T8"><text:tab/></text:span><text:span text:style-name="T7">Allow multiple payment methods.<text:tab/></text:span><text:a xlink:type="simple" xlink:href="#__RefHeading___Toc164477546" text:style-name="Index_20_Link" text:visited-style-name="Index_20_Link"><text:span text:style-name="T7">10</text:span></text:a></text:p>
          <text:p text:style-name="Contents_20_3"><text:span text:style-name="T7">3.1.15</text:span><text:span text:style-name="T8"><text:tab/></text:span><text:span text:style-name="T7">Allow online change or cancellation of order.<text:tab/></text:span><text:a xlink:type="simple" xlink:href="#__RefHeading___Toc164477548" text:style-name="Index_20_Link" text:visited-style-name="Index_20_Link"><text:span text:style-name="T7">10</text:span></text:a></text:p>
          <text:p text:style-name="Contents_20_3"><text:span text:style-name="T7">3.1.16</text:span><text:span text:style-name="T8"><text:tab/></text:span><text:span text:style-name="T7">Allow Online Product reviews and ratings<text:tab/></text:span><text:a xlink:type="simple" xlink:href="#__RefHeading___Toc164477549" text:style-name="Index_20_Link" text:visited-style-name="Index_20_Link"><text:span text:style-name="T7">10</text:span></text:a></text:p>
          <text:p text:style-name="Contents_20_3"><text:span text:style-name="T7">3.1.17</text:span><text:span text:style-name="T8"><text:tab/></text:span><text:span text:style-name="T7">Offer financing options.<text:tab/></text:span><text:a xlink:type="simple" xlink:href="#__RefHeading___Toc164477550" text:style-name="Index_20_Link" text:visited-style-name="Index_20_Link"><text:span text:style-name="T7">10</text:span></text:a></text:p>
          <text:p text:style-name="Contents_20_3"><text:span text:style-name="T7">3.1.18</text:span><text:span text:style-name="T8"><text:tab/></text:span><text:span text:style-name="T7">Provide detailed sitemap.<text:tab/></text:span><text:a xlink:type="simple" xlink:href="#__RefHeading___Toc164477551" text:style-name="Index_20_Link" text:visited-style-name="Index_20_Link"><text:span text:style-name="T7">10</text:span></text:a></text:p>
          <text:p text:style-name="P30"><text:span text:style-name="T4">3.1.19</text:span><text:span text:style-name="T5"><text:tab/></text:span><text:span text:style-name="T4">Offer online promotions and rewards.<text:tab/>11</text:span></text:p>
          <text:p text:style-name="Contents_20_3"><text:span text:style-name="T7">3.1.20</text:span><text:span text:style-name="T8"><text:tab/></text:span><text:span text:style-name="T7">Online Purchase of products.<text:tab/></text:span><text:a xlink:type="simple" xlink:href="#__RefHeading___Toc164477553" text:style-name="Index_20_Link" text:visited-style-name="Index_20_Link"><text:span text:style-name="T7">11</text:span></text:a></text:p>
          <text:p text:style-name="P22"><text:span text:style-name="T7">3.2</text:span><text:span text:style-name="T8"><text:tab/></text:span><text:span text:style-name="T7">Usability<text:tab/></text:span><text:a xlink:type="simple" xlink:href="#__RefHeading___Toc164477554" text:style-name="Index_20_Link" text:visited-style-name="Index_20_Link"><text:span text:style-name="T7">11</text:span></text:a></text:p>
          <text:p text:style-name="Contents_20_3"><text:span text:style-name="T7">3.2.1</text:span><text:span text:style-name="T8"><text:tab/></text:span><text:span text:style-name="T7">Graphical User Interface<text:tab/></text:span><text:a xlink:type="simple" xlink:href="#__RefHeading___Toc164477555" text:style-name="Index_20_Link" text:visited-style-name="Index_20_Link"><text:span text:style-name="T7">11</text:span></text:a></text:p>
          <text:p text:style-name="Contents_20_3"><text:span text:style-name="T7">3.2.2</text:span><text:span text:style-name="T8"><text:tab/></text:span><text:span text:style-name="T7">Accessibility<text:tab/></text:span><text:a xlink:type="simple" xlink:href="#__RefHeading___Toc164477556" text:style-name="Index_20_Link" text:visited-style-name="Index_20_Link"><text:span text:style-name="T7">11</text:span></text:a></text:p>
          <text:p text:style-name="P22"><text:span text:style-name="T7">3.3</text:span><text:span text:style-name="T8"><text:tab/></text:span><text:span text:style-name="T7">Reliability &amp; Availability<text:tab/></text:span><text:a xlink:type="simple" xlink:href="#__RefHeading___Toc164477557" text:style-name="Index_20_Link" text:visited-style-name="Index_20_Link"><text:span text:style-name="T7">11</text:span></text:a></text:p>
          <text:p text:style-name="Contents_20_3"><text:span text:style-name="T7">3.3.1</text:span><text:span text:style-name="T8"><text:tab/></text:span><text:span text:style-name="T7">Back-end Internal Computers<text:tab/></text:span><text:a xlink:type="simple" xlink:href="#__RefHeading___Toc164477558" text:style-name="Index_20_Link" text:visited-style-name="Index_20_Link"><text:span text:style-name="T7">11</text:span></text:a></text:p>
          <text:p text:style-name="Contents_20_3"><text:span text:style-name="T7">3.3.2</text:span><text:span text:style-name="T8"><text:tab/></text:span><text:span text:style-name="T7">Internet Service Provider<text:tab/></text:span><text:a xlink:type="simple" xlink:href="#__RefHeading___Toc164477559" text:style-name="Index_20_Link" text:visited-style-name="Index_20_Link"><text:span text:style-name="T7">11</text:span></text:a></text:p>
          <text:p text:style-name="P23"><text:span text:style-name="T4">3.4</text:span><text:span text:style-name="T5"><text:tab/></text:span><text:span text:style-name="T4">Performance<text:tab/>12</text:span></text:p>
          <text:p text:style-name="P22"><text:span text:style-name="T7">3.5</text:span><text:span text:style-name="T8"><text:tab/></text:span><text:span text:style-name="T7">Security<text:tab/></text:span><text:a xlink:type="simple" xlink:href="#__RefHeading___Toc164477561" text:style-name="Index_20_Link" text:visited-style-name="Index_20_Link"><text:span text:style-name="T7">12</text:span></text:a></text:p>
          <text:p text:style-name="Contents_20_3"><text:span text:style-name="T7">3.5.1</text:span><text:span text:style-name="T8"><text:tab/></text:span><text:span text:style-name="T7">Data Transfer<text:tab/></text:span><text:a xlink:type="simple" xlink:href="#__RefHeading___Toc164477562" text:style-name="Index_20_Link" text:visited-style-name="Index_20_Link"><text:span text:style-name="T7">12</text:span></text:a></text:p>
          <text:p text:style-name="Contents_20_3"><text:span text:style-name="T7">3.5.2</text:span><text:span text:style-name="T8"><text:tab/></text:span><text:span text:style-name="T7">Data Storage<text:tab/></text:span><text:a xlink:type="simple" xlink:href="#__RefHeading___Toc164477563" text:style-name="Index_20_Link" text:visited-style-name="Index_20_Link"><text:span text:style-name="T7">12</text:span></text:a></text:p>
          <text:p text:style-name="P23"><text:span text:style-name="T4">3.6</text:span><text:span text:style-name="T5"><text:tab/></text:span><text:span text:style-name="T4">Supportability<text:tab/>13</text:span></text:p>
          <text:p text:style-name="P30"><text:span text:style-name="T4">3.6.1</text:span><text:span text:style-name="T5"><text:tab/></text:span><text:span text:style-name="T4">Configuration Management Tool<text:tab/>13</text:span></text:p>
          <text:p text:style-name="P23"><text:span text:style-name="T4">3.7</text:span><text:span text:style-name="T5"><text:tab/></text:span><text:span text:style-name="T4">Design Constraints<text:tab/>13</text:span></text:p>
          <text:p text:style-name="P30"><text:span text:style-name="T4">3.7.1</text:span><text:span text:style-name="T5"><text:tab/></text:span><text:span text:style-name="T4">Standard Development Tools<text:tab/>13</text:span></text:p>
          <text:p text:style-name="P30"><text:span text:style-name="T4">3.7.2</text:span><text:span text:style-name="T5"><text:tab/></text:span><text:span text:style-name="T4">Web Based Product<text:tab/>13</text:span></text:p>
          <text:p text:style-name="P23"><text:span text:style-name="T4">3.8</text:span><text:span text:style-name="T5"><text:tab/></text:span><text:span text:style-name="T4">On-line User Documentation and Help System Requirements<text:tab/>13</text:span></text:p>
          <text:p text:style-name="P23"><text:span text:style-name="T4">3.9</text:span><text:span text:style-name="T5"><text:tab/></text:span><text:span text:style-name="T4">Purchased Components<text:tab/>13</text:span></text:p>
          <text:p text:style-name="P24"><text:span text:style-name="T4">3.10</text:span><text:span text:style-name="T5"><text:tab/></text:span><text:span text:style-name="T4">Interfaces<text:tab/>14</text:span></text:p>
          <text:p text:style-name="P30"><text:span text:style-name="T4">3.10.1</text:span><text:span text:style-name="T5"><text:tab/></text:span><text:span text:style-name="T4">User Interfaces<text:tab/>14</text:span></text:p>
          <text:p text:style-name="P30"><text:soft-page-break/><text:span text:style-name="T4">3.10.2</text:span><text:span text:style-name="T5"><text:tab/></text:span><text:span text:style-name="T4">Hardware Interfaces<text:tab/>14</text:span></text:p>
          <text:p text:style-name="P30"><text:span text:style-name="T4">3.10.3</text:span><text:span text:style-name="T5"><text:tab/></text:span><text:span text:style-name="T4">Software Interfaces<text:tab/>14</text:span></text:p>
          <text:p text:style-name="P30"><text:span text:style-name="T4">3.10.4</text:span><text:span text:style-name="T5"><text:tab/></text:span><text:span text:style-name="T4">Communications Interfaces<text:tab/>15</text:span></text:p>
          <text:p text:style-name="P24"><text:span text:style-name="T4">3.11</text:span><text:span text:style-name="T5"><text:tab/></text:span><text:span text:style-name="T4">Licensing Requirements<text:tab/>15</text:span></text:p>
          <text:p text:style-name="P24"><text:span text:style-name="T4">3.12</text:span><text:span text:style-name="T5"><text:tab/></text:span><text:span text:style-name="T4">Legal, Copyright, and Other Notices<text:tab/>15</text:span></text:p>
          <text:p text:style-name="P24"><text:span text:style-name="T4">3.13</text:span><text:span text:style-name="T5"><text:tab/></text:span><text:span text:style-name="T4">Applicable Standards<text:tab/>15</text:span></text:p>
          <text:p text:style-name="P21"><text:span text:style-name="T4">4.</text:span><text:span text:style-name="T5"><text:tab/></text:span><text:span text:style-name="T4">Supporting Information<text:tab/>15</text:span></text:p>
        </text:index-body>
      </text:table-of-content>
      <text:p text:style-name="P27"><text:s/></text:p>
      <text:p text:style-name="P29"><text:title>Software Requirements Specification</text:title></text:p>
      <text:p text:style-name="P3"/>
      <text:h text:style-name="P46" text:outline-level="1"><text:bookmark-start text:name="__RefHeading___Toc164477523"/>Introduction<text:bookmark-end text:name="__RefHeading___Toc164477523"/></text:h>
      <text:p text:style-name="P6"/>
      <text:p text:style-name="P5">The introduction of the Motor Part Shop Software (MPSS) project encapsulates a comprehensive overview of the Software Requirements Specification (SRS), encompassing its purpose, scope, definitions, acronyms, abbreviations, references, and an overview of the entire SRS. This document aims to delve into the intricacies of the MPSS, detailing the problem statement, and focusing on the capabilities required by stakeholders. Additionally, it aims to delineate the high-level features of the software, offering a thorough understanding of the project's requirements.</text:p>
      <text:p text:style-name="P5"/>
      <text:h text:style-name="P47" text:outline-level="2"><text:bookmark-start text:name="__RefHeading___Toc164477524"/>Purpose<text:bookmark-end text:name="__RefHeading___Toc164477524"/></text:h>
      <text:p text:style-name="P5"/>
      <text:p text:style-name="P5">The purpose of this document is to systematically gather and analyze a myriad of ideas that contribute to defining the MPSS, elucidating its requirements from the perspective of end-users. It seeks to anticipate and resolve issues related to how the product is intended to be used, thereby providing a comprehensive understanding of the project. Furthermore, the document concentrates on outlining concepts that may evolve over time and documenting considerations that may be subject to change during the product development phase.</text:p>
      <text:p text:style-name="P5"/>
      <text:p text:style-name="P5">In essence, the purpose of the MPSS SRS is to furnish a detailed overview of the software product, encompassing its parameters and objectives. The document delineates the target audience, user interface, as well as hardware and software requirements of the project. It defines the expectations of the client, team, and end-users regarding the product's functionality. Moreover, it serves as a guide for designers and developers, aiding them in the Software Delivery Lifecycle (SDLC) processes.</text:p>
      <text:p text:style-name="P5"/>
      <text:h text:style-name="P47" text:outline-level="2"><text:bookmark-start text:name="__RefHeading___Toc164477525"/>Scope<text:bookmark-end text:name="__RefHeading___Toc164477525"/></text:h>
      <text:p text:style-name="P5"/>
      <text:p text:style-name="P5">The scope of the MPSS project primarily revolves around the functionalities and features of the Motor Part Shop Software. It is geared towards streamlining the sales and supply ordering processes for a small automobile spare parts shop. The focus is on managing a diverse <text:soft-page-break/>inventory of motor parts from various manufacturers and for different vehicle types. The MPSS also addresses the challenges faced by the shop owner, such as maintaining optimal inventory levels inspired by the just-in-time (JIT) philosophy.</text:p>
      <text:p text:style-name="P5"/>
      <text:p text:style-name="P5">The SRS defines the boundaries of the project by outlining the features and requirements essential for the software to facilitate the sale, tracking, and management of motor parts. It encompasses aspects such as inventory management, order generation, revenue calculation, and reporting. The scope extends to the development of a system that calculates the threshold value for each item, ensuring the shop can sustain sales for approximately one week. The MPSS SRS can be utilized not only for software development but also for aiding in the selection of suitable in-house or commercial software products. The document serves as a versatile model for creating software requirements specifications, providing a foundation for project-specific standards without prescribing a specific method, nomenclature, or tool for its preparation.</text:p>
      <text:p text:style-name="P5"/>
      <text:h text:style-name="P47" text:outline-level="2"><text:bookmark-start text:name="__RefHeading___Toc164477526"/>Definitions, Acronyms, and Abbreviations<text:bookmark-end text:name="__RefHeading___Toc164477526"/></text:h>
      <text:p text:style-name="P5"/>
      <table:table table:name="Table2" table:style-name="Table2">
        <table:table-column table:style-name="Table2.A"/>
        <table:table-column table:style-name="Table2.B"/>
        <table:table-row table:style-name="Table2.1">
          <table:table-cell table:style-name="Table2.A1" office:value-type="string">
            <text:p text:style-name="P5"/>
          </table:table-cell>
          <table:table-cell table:style-name="Table2.B1" office:value-type="string">
            <text:p text:style-name="P5"/>
          </table:table-cell>
        </table:table-row>
        <table:table-row table:style-name="Table2.1">
          <table:table-cell table:style-name="Table2.A1" office:value-type="string">
            <text:p text:style-name="P5"/>
          </table:table-cell>
          <table:table-cell table:style-name="Table2.B1" office:value-type="string">
            <text:p text:style-name="P5"/>
          </table:table-cell>
        </table:table-row>
        <table:table-row table:style-name="Table2.1">
          <table:table-cell table:style-name="Table2.A1" office:value-type="string">
            <text:p text:style-name="P5"/>
          </table:table-cell>
          <table:table-cell table:style-name="Table2.B1" office:value-type="string">
            <text:p text:style-name="P5"/>
          </table:table-cell>
        </table:table-row>
        <table:table-row table:style-name="Table2.4">
          <table:table-cell table:style-name="Table2.A1" office:value-type="string">
            <text:p text:style-name="P5"/>
          </table:table-cell>
          <table:table-cell table:style-name="Table2.B1" office:value-type="string">
            <text:p text:style-name="P5"/>
          </table:table-cell>
        </table:table-row>
      </table:table>
      <text:h text:style-name="P51" text:outline-level="2"/>
      <text:h text:style-name="P48" text:outline-level="2"><text:bookmark-start text:name="__RefHeading___Toc164477527"/>References<text:bookmark-end text:name="__RefHeading___Toc164477527"/></text:h>
      <text:p text:style-name="P7"/>
      <text:p text:style-name="P5">The references are:</text:p>
      <text:p text:style-name="P5"/>
      <text:list xml:id="list3632628607" text:style-name="WW8Num6">
        <text:list-item>
          <text:p text:style-name="P81"/>
        </text:list-item>
      </text:list>
      <text:p text:style-name="P5"/>
      <text:h text:style-name="P47" text:outline-level="2"><text:bookmark-start text:name="__RefHeading___Toc164477528"/>Overview<text:bookmark-end text:name="__RefHeading___Toc164477528"/></text:h>
      <text:p text:style-name="P5"/>
      <text:p text:style-name="P5">The subsequent sections of this document offer a comprehensive understanding of the Motor Part Shop Software (MPSS) project, encompassing user characteristics, hardware specifications, and functional and data requirements. Section 2 delves into a general <text:soft-page-break/>description of the project, shedding light on its key attributes. Section 3 outlines functional requirements, data requirements, constraints, and assumptions related to the MPSS. It provides a user-centric perspective and specifies detailed product requirements. Additionally, this section discusses external interface requirements and offers an in-depth description of functional requirements. Section 4 is dedicated to supporting information that complements the core content of the document.</text:p>
      <text:p text:style-name="P5"/>
      <text:h text:style-name="P46" text:outline-level="1"><text:bookmark-start text:name="__RefHeading___Toc164477529"/>Overall Description<text:bookmark-end text:name="__RefHeading___Toc164477529"/></text:h>
      <text:p text:style-name="P5"/>
      <text:p text:style-name="P5">This section outlines the challenges faced by the current system, emphasizing the necessity for the Motor Part Shop Software (MPSS) as a solution. It identifies stakeholders and users, presenting their needs and wants from insights gained during a requirements workshop. Additionally, a brief overview of major features is provided.</text:p>
      <text:p text:style-name="P5">The subsequent Software Requirements Specification (SRS) sections dive into detailed perspectives from stakeholders, offering insights into E-Store functions, user characteristics, constraints, assumptions, dependencies, and requirements subsets, presenting a comprehensive view of the proposed MPSS solution.</text:p>
      <text:p text:style-name="P5"/>
      <text:h text:style-name="P46" text:outline-level="1"><text:bookmark-start text:name="__RefHeading___Toc164477530"/>Specific Requirements <text:bookmark-end text:name="__RefHeading___Toc164477530"/></text:h>
      <text:p text:style-name="P5"/>
      <text:p text:style-name="P5">The specific requirements are –</text:p>
      <text:p text:style-name="P5"/>
      <text:h text:style-name="P47" text:outline-level="2"><text:bookmark-start text:name="__RefHeading___Toc164477531"/>Functionality<text:bookmark-end text:name="__RefHeading___Toc164477531"/></text:h>
      <text:p text:style-name="P5">Introduction –</text:p>
      <text:p text:style-name="P9">This subsection contains the requirements for the e-store. These requirements are organized by the features discussed in the vision document. Features from vision documents are then refined into use case diagrams and to sequence diagram to best capture the functional requirements of the system. All these functional requirements can be traced using tractability matrix. </text:p>
      <text:h text:style-name="P53" text:outline-level="3"><text:bookmark-start text:name="__RefHeading___Toc164477532"/><text:soft-page-break/>Add New Item to Inventory<text:bookmark-end text:name="__RefHeading___Toc164477532"/></text:h>
      <text:h text:style-name="P62" text:outline-level="4">The system shall allow the shop owner to add a new item to the inventory.</text:h>
      <text:h text:style-name="P62" text:outline-level="4">The system shall capture item details such as Item ID, Name, Vehicle, Price Per Item, Vendors, Rack Numbers, and Threshold.</text:h>
      <text:h text:style-name="P56" text:outline-level="3"><text:bookmark-start text:name="__RefHeading___Toc164477533"/><text:span text:style-name="T13">Update </text:span><text:span text:style-name="T14">I</text:span><text:span text:style-name="T13">tem Details</text:span><text:bookmark-end text:name="__RefHeading___Toc164477533"/></text:h>
      <text:h text:style-name="P63" text:outline-level="4">The system shall allow the shop owner to update item details such as price, vendors, and threshold.</text:h>
      <text:h text:style-name="P63" text:outline-level="4">The system shall notify the user about any potential conflicts with the existing inventory.</text:h>
      <text:h text:style-name="P54" text:outline-level="3"><text:bookmark-start text:name="__RefHeading___Toc164477534"/>Remove Item from Inventory<text:bookmark-end text:name="__RefHeading___Toc164477534"/></text:h>
      <text:h text:style-name="P72" text:outline-level="4">The system shall allow the shop owner to remove an item from the inventory.</text:h>
      <text:h text:style-name="P64" text:outline-level="4">The system shall prompt for confirmation before removing the item.</text:h>
      <text:h text:style-name="P54" text:outline-level="3"><text:bookmark-start text:name="__RefHeading___Toc1644775341"/>Generate Daily Order<text:bookmark-end text:name="__RefHeading___Toc1644775341"/></text:h>
      <text:h text:style-name="P72" text:outline-level="4">- The system shall calculate the average number of parts sold for each item over a week.</text:h>
      <text:h text:style-name="P72" text:outline-level="4">The system shall generate a daily order list based on the inventory levels and threshold values.</text:h>
      <text:h text:style-name="P72" text:outline-level="4">The system shall display the part number, amount required, and vendor details for each item in the order list.</text:h>
      <text:h text:style-name="P54" text:outline-level="3"><text:bookmark-start text:name="__RefHeading___Toc1644775342"/>Record Sales Transactions<text:bookmark-end text:name="__RefHeading___Toc1644775342"/></text:h>
      <text:p text:style-name="P10">The system shall calculate the daily revenue based on the recorded sales transactions.</text:p>
      <text:h text:style-name="P54" text:outline-level="3">Calculate Daily Revenue</text:h>
      <text:h text:style-name="P64" text:outline-level="4">The system shall prompt for confirmation before removing the item.</text:h>
      <text:h text:style-name="P54" text:outline-level="3">Generate Monthly Sales Graph</text:h>
      <text:h text:style-name="P66" text:outline-level="4">At the end of each month, the system shall generate a graph showing the sales for each day of the month.</text:h>
      <text:p text:style-name="P11"/>
      <text:h text:style-name="P54" text:outline-level="3"><text:soft-page-break/>Create Customer Profile</text:h>
      <text:h text:style-name="P63" text:outline-level="4">The system shall allow the shop owner to create customer profiles with credentials.</text:h>
      <text:h text:style-name="P54" text:outline-level="3">Authenticate Customer</text:h>
      <text:h text:style-name="P63" text:outline-level="4">The system shall authenticate customer credentials to access the profile.</text:h>
      <text:h text:style-name="P54" text:outline-level="3">Update Customer Profile</text:h>
      <text:h text:style-name="P63" text:outline-level="4">The system shall allow customers to update their profile information.</text:h>
      <text:h text:style-name="P54" text:outline-level="3">Order History</text:h>
      <text:h text:style-name="P66" text:outline-level="4">The system shall display both active and completed order history in the customer profile.</text:h>
      <text:h text:style-name="P66" text:outline-level="4">The system shall allow customers to select orders from the history and view detailed information.</text:h>
      <text:h text:style-name="P54" text:outline-level="3">N<text:span text:style-name="T16">e</text:span>wsletter and Surveys</text:h>
      <text:h text:style-name="P63" text:outline-level="4">The system shall allow customers to register for newsletters and surveys in their profile.</text:h>
      <text:h text:style-name="P54" text:outline-level="3"><text:bookmark-start text:name="__RefHeading___Toc16447753410"/><text:soft-page-break/>Online Help and FAQ<text:bookmark-end text:name="__RefHeading___Toc16447753410"/></text:h>
      <text:h text:style-name="P68" text:outline-level="4">The system shall provide online help and FAQ options for customer support.</text:h>
      <text:h text:style-name="P55" text:outline-level="3">Support Type Selection</text:h>
      <text:h text:style-name="P67" text:outline-level="4">The system shall allow users to select the type of support they need.</text:h>
      <text:h text:style-name="P54" text:outline-level="3"><text:bookmark-start text:name="__RefHeading___Toc16447753412"/>Enter Support Information<text:bookmark-end text:name="__RefHeading___Toc16447753412"/></text:h>
      <text:h text:style-name="P64" text:outline-level="4">The system shall allow users to enter customer and product information for support.</text:h>
      <text:h text:style-name="P54" text:outline-level="3"><text:bookmark-start text:name="__RefHeading___Toc16447753413"/>Contact Numbers<text:bookmark-end text:name="__RefHeading___Toc16447753413"/></text:h>
      <text:h text:style-name="P69" text:outline-level="4">The system shall display customer support contact numbers on the screen.</text:h>
      <text:h text:style-name="P69" text:outline-level="4">Users can enter their contact numbers for support personnel to call.</text:h>
      <text:h text:style-name="P54" text:outline-level="3"><text:bookmark-start text:name="__RefHeading___Toc16447753414"/>Email Confirmation<text:bookmark-end text:name="__RefHeading___Toc16447753414"/></text:h>
      <text:h text:style-name="P64" text:outline-level="4">The system shall maintain customer email information and send order confirmations through email.</text:h>
      <text:h text:style-name="P54" text:outline-level="3"><text:bookmark-start text:name="__RefHeading___Toc16447753415"/>Detailed Invoice<text:bookmark-end text:name="__RefHeading___Toc16447753415"/></text:h>
      <text:h text:style-name="P73" text:outline-level="4">The system shall display a detailed invoice for each confirmed order.</text:h>
      <text:h text:style-name="P73" text:outline-level="4">Optionally, allow users to print the invoice.</text:h>
      <text:h text:style-name="P54" text:outline-level="3"><text:bookmark-start text:name="__RefHeading___Toc16447753416"/>Shipping Methods<text:bookmark-end text:name="__RefHeading___Toc16447753416"/></text:h>
      <text:h text:style-name="P73" text:outline-level="4">The system shall display multiple shipping options during the payment process.</text:h>
      <text:h text:style-name="P73" text:outline-level="4">Show shipping charges and tentative duration for shipping.</text:h>
      <text:h text:style-name="P54" text:outline-level="3"><text:bookmark-start text:name="__RefHeading___Toc16447753417"/>Order Change or Cancellation<text:bookmark-end text:name="__RefHeading___Toc16447753417"/></text:h>
      <text:h text:style-name="P65" text:outline-level="4">The system shall allow online change or cancellation of orders.</text:h>
      <text:h text:style-name="P65" text:outline-level="4">Users can change shipping, payment method, or cancel the order.</text:h>
      <text:h text:style-name="P54" text:outline-level="3"><text:bookmark-start text:name="__RefHeading___Toc16447753418"/>Product Reviews and Ratings<text:bookmark-end text:name="__RefHeading___Toc16447753418"/></text:h>
      <text:h text:style-name="P73" text:outline-level="4"><text:soft-page-break/>The system shall display product reviews and ratings.</text:h>
      <text:h text:style-name="P73" text:outline-level="4">Users can enter their own reviews and ratings.</text:h>
      <text:h text:style-name="P54" text:outline-level="3"><text:bookmark-start text:name="__RefHeading___Toc16447753419"/>Financing Options<text:bookmark-end text:name="__RefHeading___Toc16447753419"/></text:h>
      <text:h text:style-name="P73" text:outline-level="4">The system shall display available financing options.</text:h>
      <text:h text:style-name="P73" text:outline-level="4">Users can select financing options, and the system shall notify them about financing requests.</text:h>
      <text:h text:style-name="P54" text:outline-level="3"><text:bookmark-start text:name="__RefHeading___Toc16447753420"/>Promotions and Rewards<text:bookmark-end text:name="__RefHeading___Toc16447753420"/></text:h>
      <text:h text:style-name="P73" text:outline-level="4">The system shall display available promotions.</text:h>
      <text:h text:style-name="P73" text:outline-level="4">Users can select and avail promotions.</text:h>
      <text:p text:style-name="P15"/>
      <text:h text:style-name="P52" text:outline-level="2"><text:bookmark-start text:name="__RefHeading___Toc164477554"/>Usability<text:bookmark-end text:name="__RefHeading___Toc164477554"/></text:h>
      <text:h text:style-name="P59" text:outline-level="3"><text:bookmark-start text:name="__RefHeading___Toc164477555"/>Graphical User Interface<text:bookmark-end text:name="__RefHeading___Toc164477555"/></text:h>
      <text:h text:style-name="P74" text:outline-level="4"><text:span text:style-name="T6">T</text:span><text:span text:style-name="T9">he system shall provide a uniform look and feel across all web pages.</text:span></text:h>
      <text:h text:style-name="P70" text:outline-level="4">Digital images for each product in the catalog shall be displayed.</text:h>
      <text:h text:style-name="P70" text:outline-level="4">Icons and toolbars shall be used for better usability.</text:h>
      <text:h text:style-name="P59" text:outline-level="3"><text:bookmark-start text:name="__RefHeading___Toc16447755510"/>Accessibility<text:bookmark-end text:name="__RefHeading___Toc16447755510"/></text:h>
      <text:h text:style-name="P70" text:outline-level="4">The system shall provide handicap access.</text:h>
      <text:h text:style-name="P70" text:outline-level="4">Multi-language support shall be available.</text:h>
      <text:p text:style-name="P12"/>
      <text:h text:style-name="P49" text:outline-level="2"><text:bookmark-start text:name="__RefHeading___Toc164477557"/>Reliability &amp; Availability <text:bookmark-end text:name="__RefHeading___Toc164477557"/></text:h>
      <text:h text:style-name="P60" text:outline-level="3"><text:bookmark-start text:name="__RefHeading___Toc164477555101"/>Redundant Computers<text:bookmark-end text:name="__RefHeading___Toc164477555101"/></text:h>
      <text:h text:style-name="P71" text:outline-level="4">The system shall store all databases on redundant computers with automatic switchover.</text:h>
      <text:h text:style-name="P60" text:outline-level="3"><text:bookmark-start text:name="__RefHeading___Toc1644775551011"/>Internet Service Provider<text:bookmark-end text:name="__RefHeading___Toc1644775551011"/></text:h>
      <text:h text:style-name="P75" text:outline-level="4"><text:span text:style-name="T9">The system shall provide handicap access.</text:span><text:span text:style-name="T10"> </text:span><text:span text:style-name="T9">Multi-language support shall be available.</text:span></text:h>
      <text:p text:style-name="P13"/>
      <text:h text:style-name="P49" text:outline-level="2"><text:soft-page-break/>Performance</text:h>
      <text:p text:style-name="P8">The product shall run on a web server and take initial load time based on internet connection strength. Performance may depend on client hardware components.</text:p>
      <text:p text:style-name="P8"/>
      <text:h text:style-name="P47" text:outline-level="2"><text:bookmark-start text:name="__RefHeading___Toc164477561"/>Security<text:bookmark-end text:name="__RefHeading___Toc164477561"/></text:h>
      <text:h text:style-name="P60" text:outline-level="3"><text:bookmark-start text:name="__RefHeading___Toc164477562"/>Data Transfer<text:bookmark-end text:name="__RefHeading___Toc164477562"/></text:h>
      <text:h text:style-name="P76" text:outline-level="4">Secure sockets shall be used in all transactions with confidential customer information.</text:h>
      <text:h text:style-name="P76" text:outline-level="4">Automatic logout after a period of inactivity.</text:h>
      <text:h text:style-name="P60" text:outline-level="3"><text:bookmark-start text:name="__RefHeading___Toc164477563"/>Data Storage<text:bookmark-end text:name="__RefHeading___Toc164477563"/></text:h>
      <text:h text:style-name="P76" text:outline-level="4">Customer passwords and credit card numbers shall be securely stored and displayed.</text:h>
      <text:p text:style-name="P38"/>
      <text:h text:style-name="P47" text:outline-level="2">Supportability</text:h>
      <text:h text:style-name="P60" text:outline-level="3">Configuration Management Tool</text:h>
      <text:h text:style-name="P79" text:outline-level="4">The source code developed for this system shall be maintained in configuration management tool.</text:h>
      <text:p text:style-name="P40"/>
      <text:h text:style-name="P47" text:outline-level="2">Design Constraints</text:h>
      <text:h text:style-name="P60" text:outline-level="3">Standard Development Tools</text:h>
      <text:h text:style-name="P79" text:outline-level="4">The system shall be built using standard web page development tools following industry standards.</text:h>
      <text:h text:style-name="P60" text:outline-level="3">Web Based Product</text:h>
      <text:h text:style-name="P77" text:outline-level="4">No specific memory requirements.</text:h>
      <text:h text:style-name="P77" text:outline-level="4">Compatible with web browsers like Internet Explorer.</text:h>
      <text:h text:style-name="P77" text:outline-level="4">Response time for loading the product should be within five minutes.</text:h>
      <text:p text:style-name="P39"/>
      <text:p text:style-name="P36"><text:soft-page-break/></text:p>
      <text:h text:style-name="P49" text:outline-level="2">On-line User Documentation and Help System Requirements</text:h>
      <text:h text:style-name="P57" text:outline-level="3">Online help system providing specific guidelines to users.</text:h>
      <text:h text:style-name="P57" text:outline-level="3">Links and search fields for easy navigation within the system.</text:h>
      <text:p text:style-name="P8"/>
      <text:h text:style-name="P47" text:outline-level="2">Purchased Components</text:h>
      <text:p text:style-name="P36">Not Applicable</text:p>
      <text:p text:style-name="P37"/>
      <text:h text:style-name="P47" text:outline-level="2">Interfaces</text:h>
      <text:h text:style-name="P61" text:outline-level="3">User Interfaces</text:h>
      <text:h text:style-name="P78" text:outline-level="4">Compatible with browsers like Internet Explorer, Mozilla, or Netscape Navigator.</text:h>
      <text:h text:style-name="P78" text:outline-level="4">Implemented using tools like Java Applet, MS Front Page, EJB, etc.</text:h>
      <text:h text:style-name="P61" text:outline-level="3">Hardware Interfaces</text:h>
      <text:h text:style-name="P80" text:outline-level="4">Hardware interfaces for internet connectivity, e.g., Modem, WAN-LAN, Ethernet Cross-Cable.</text:h>
      <text:h text:style-name="P61" text:outline-level="3">Software Interfaces</text:h>
      <text:h text:style-name="P80" text:outline-level="4">Communication with Configurator, Content Manager, BillPay, Credit Management, CRM, Sales, Shipping, Tax, Export Regulation, and third-party secure transaction systems.</text:h>
      <text:h text:style-name="P61" text:outline-level="3">Communications Interfaces</text:h>
      <text:h text:style-name="P80" text:outline-level="4">Use HTTP protocol for internet communication and TCP/IP for intranet communication.</text:h>
      <text:p text:style-name="P41"/>
      <text:h text:style-name="P47" text:outline-level="2"><text:soft-page-break/>Licensing Requirements</text:h>
      <text:p text:style-name="P36">Not Applicable</text:p>
      <text:p text:style-name="P26"/>
      <text:h text:style-name="P50" text:outline-level="2">Legal, Copyright, and Other Notices</text:h>
      <text:h text:style-name="P58" text:outline-level="3">Display disclaimers, copyright, word mark, trademark, and product warranties.</text:h>
      <text:p text:style-name="P14"/>
      <text:h text:style-name="P50" text:outline-level="2">Applicable Sta<text:span text:style-name="T15">ndards</text:span></text:h>
      <text:h text:style-name="P58" text:outline-level="3">It shall be as per the industry standard.</text:h>
      <text:p text:style-name="P14"/>
      <text:h text:style-name="P46" text:outline-level="1">Supporting Information</text:h>
      <text:p text:style-name="P26">Please refer the following document:</text:p>
      <text:list xml:id="list679753448" text:style-name="WW8Num3">
        <text:list-item>
          <text:p text:style-name="P84">Vision document for E-store.</text:p>
        </text:list-item>
        <text:list-item>
          <text:p text:style-name="P84">Use case analysis.</text:p>
        </text:list-item>
        <text:list-item>
          <text:p text:style-name="P84">Structural models.</text:p>
        </text:list-item>
        <text:list-item>
          <text:p text:style-name="P84">Behavioral models.</text:p>
        </text:list-item>
        <text:list-item>
          <text:p text:style-name="P84">Non functional requirements model.</text:p>
        </text:list-item>
        <text:list-item>
          <text:p text:style-name="P84">Traceability Matrix.</text:p>
        </text:list-item>
        <text:list-item>
          <text:p text:style-name="P84">Project Plan</text:p>
        </text:list-item>
      </text:list>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Courier New" svg:font-family="'Courier New'" style:font-family-generic="modern"/>
    <style:font-face style:name="Ubuntu" svg:font-family="Ubuntu" style:font-pitch="variable"/>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1.346cm" fo:margin-right="0cm" fo:margin-top="0.212cm" fo:margin-bottom="0.212cm" loext:contextual-spacing="false" fo:text-indent="0cm" style:auto-text-indent="false"/>
      <style:text-properties fo:font-size="12pt" style:font-size-asian="12pt" style:font-size-complex="12pt"/>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color="#000000"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text-properties fo:font-weight="bold" style:font-weight-asian="bold" style:font-weight-complex="bold"/>
    </style:style>
    <style:style style:name="WW8Num1z3" style:family="text">
      <style:text-properties fo:font-weight="bold" style:font-weight-asian="bold" style:font-weight-complex="bold"/>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style style:name="WW8Num7z1" style:family="text">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1"/>
      </text:list-level-style-bullet>
      <text:list-level-style-bullet text:level="5" text:style-name="WW8Num8z1" style:num-suffix="."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1"/>
      </text:list-level-style-bullet>
      <text:list-level-style-bullet text:level="8" text:style-name="WW8Num8z1" style:num-suffix="."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1"/>
      </text:list-level-style-bullet>
      <text:list-level-style-bullet text:level="5" text:style-name="WW8Num12z1" style:num-suffix="."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1"/>
      </text:list-level-style-bullet>
      <text:list-level-style-bullet text:level="8" text:style-name="WW8Num12z1" style:num-suffix="."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num-prefix="?" text:bullet-char="?">
        <style:list-level-properties text:min-label-width="0.762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732cm" fo:margin-left="-0.191cm" table:align="left" style:writing-mode="lr-tb"/>
    </style:style>
    <style:style style:name="Table3.A" style:family="table-column">
      <style:table-column-properties style:column-width="16.73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Ubuntu" fo:font-size="18pt" fo:font-weight="bold" officeooo:rsid="0000997b" officeooo:paragraph-rsid="0000997b" style:font-size-asian="18pt" style:font-weight-asian="bold" style:font-name-complex="Arial"/>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style>
    <style:style style:name="MP4" style:family="paragraph" style:parent-style-name="Header">
      <style:text-properties fo:font-size="12pt" style:font-size-asian="12pt"/>
    </style:style>
    <style:style style:name="MP5" style:family="paragraph" style:parent-style-name="Standard">
      <style:paragraph-properties fo:text-align="end" style:justify-single-word="false"/>
    </style:style>
    <style:style style:name="MT1"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text:p text:style-name="MP2">Aaditya Sahu, 121cs0226</text:p>
        <text:p text:style-name="MP3"/>
        <text:p text:style-name="MP4"/>
      </style:header>
    </style:master-page>
    <style:master-page style:name="Convert_20_1" style:display-name="Convert 1" style:page-layout-name="Mpm2">
      <style:header>
        <text:p text:style-name="Header"/>
      </style:header>
      <style:footer>
        <table:table table:name="Table3" table:style-name="Table3">
          <table:table-column table:style-name="Table3.A"/>
          <table:table-row table:style-name="Table3.1">
            <table:table-cell table:style-name="Table3.A1" office:value-type="string">
              <text:p text:style-name="MP5">Page <text:span text:style-name="Page_20_Number"><text:page-number text:select-page="current">14</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oftware Requirements Specification</dc:title>
    <dc:subject>&lt;Project Name&gt;</dc:subject>
    <meta:initial-creator> cse</meta:initial-creator>
    <meta:creation-date>2007-04-17T04:23:00</meta:creation-date>
    <dc:date>2024-03-21T10:22:35.971497359</dc:date>
    <meta:editing-cycles>10</meta:editing-cycles>
    <meta:editing-duration>PT1H41M3S</meta:editing-duration>
    <meta:generator>LibreOffice/6.4.7.2$Linux_X86_64 LibreOffice_project/40$Build-2</meta:generator>
    <meta:document-statistic meta:table-count="4" meta:image-count="0" meta:object-count="0" meta:page-count="14" meta:paragraph-count="218" meta:word-count="1988" meta:character-count="13525" meta:non-whitespace-character-count="11867"/>
  </office:meta>
</office:document-meta>
</file>